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39c1" officeooo:paragraph-rsid="000339c1"/>
    </style:style>
    <style:style style:name="P2" style:family="paragraph" style:parent-style-name="Standard">
      <style:paragraph-properties fo:text-align="center" style:justify-single-word="false"/>
      <style:text-properties officeooo:rsid="000339c1" officeooo:paragraph-rsid="000339c1"/>
    </style:style>
    <style:style style:name="P3" style:family="paragraph" style:parent-style-name="Standard">
      <style:text-properties officeooo:rsid="00045948" officeooo:paragraph-rsid="00045948"/>
    </style:style>
    <style:style style:name="P4" style:family="paragraph" style:parent-style-name="Standard">
      <style:text-properties officeooo:rsid="00045948" officeooo:paragraph-rsid="00059b63"/>
    </style:style>
    <style:style style:name="P5" style:family="paragraph" style:parent-style-name="Standard">
      <style:text-properties officeooo:rsid="00045948" officeooo:paragraph-rsid="000ac943"/>
    </style:style>
    <style:style style:name="P6" style:family="paragraph" style:parent-style-name="Standard">
      <style:text-properties officeooo:rsid="0006c9f3" officeooo:paragraph-rsid="000dc1f8"/>
    </style:style>
    <style:style style:name="P7" style:family="paragraph" style:parent-style-name="Standard">
      <style:text-properties officeooo:rsid="000cb5ae" officeooo:paragraph-rsid="000cb5ae"/>
    </style:style>
    <style:style style:name="P8" style:family="paragraph" style:parent-style-name="Standard">
      <style:text-properties officeooo:rsid="000dc1f8" officeooo:paragraph-rsid="000dc1f8"/>
    </style:style>
    <style:style style:name="P9" style:family="paragraph" style:parent-style-name="Title">
      <style:text-properties officeooo:rsid="000cb5ae" officeooo:paragraph-rsid="000cb5ae"/>
    </style:style>
    <style:style style:name="P10" style:family="paragraph" style:parent-style-name="Standard">
      <style:text-properties officeooo:rsid="00110a40" officeooo:paragraph-rsid="00123ca6"/>
    </style:style>
    <style:style style:name="T1" style:family="text">
      <style:text-properties officeooo:rsid="00059b63"/>
    </style:style>
    <style:style style:name="T2" style:family="text">
      <style:text-properties style:text-position="super 58%"/>
    </style:style>
    <style:style style:name="T3" style:family="text">
      <style:text-properties style:text-position="sub 58%" officeooo:rsid="00059b63"/>
    </style:style>
    <style:style style:name="T4" style:family="text">
      <style:text-properties style:text-position="sub 58%" officeooo:rsid="000cb5ae"/>
    </style:style>
    <style:style style:name="T5" style:family="text">
      <style:text-properties style:text-position="sub 58%" officeooo:rsid="001021db"/>
    </style:style>
    <style:style style:name="T6" style:family="text">
      <style:text-properties officeooo:rsid="000ac943"/>
    </style:style>
    <style:style style:name="T7" style:family="text">
      <style:text-properties officeooo:rsid="000dc1f8"/>
    </style:style>
    <style:style style:name="T8" style:family="text">
      <style:text-properties fo:color="#ff6600"/>
    </style:style>
    <style:style style:name="T9" style:family="text">
      <style:text-properties fo:color="#ff6600" officeooo:rsid="00059b63"/>
    </style:style>
    <style:style style:name="T10" style:family="text">
      <style:text-properties fo:color="#ff6600" officeooo:rsid="00110a40"/>
    </style:style>
    <style:style style:name="T11" style:family="text">
      <style:text-properties fo:color="#6666ff"/>
    </style:style>
    <style:style style:name="T12" style:family="text">
      <style:text-properties fo:color="#6666ff" officeooo:rsid="00059b63"/>
    </style:style>
    <style:style style:name="T13" style:family="text">
      <style:text-properties officeooo:rsid="000f7bd2"/>
    </style:style>
    <style:style style:name="T14" style:family="text">
      <style:text-properties style:use-window-font-color="true" style:text-position="super 58%" officeooo:rsid="00059b63"/>
    </style:style>
    <style:style style:name="T15" style:family="text">
      <style:text-properties style:use-window-font-color="true" style:text-position="super 58%" officeooo:rsid="000f818f"/>
    </style:style>
    <style:style style:name="T16" style:family="text">
      <style:text-properties officeooo:rsid="00123c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ving Equality<text:line-break/><text:span text:style-name="T7">in Two Different Ways</text:span></text:p>
      <text:p text:style-name="P2">by Sven Nilsen, 2017</text:p>
      <text:p text:style-name="P1"/>
      <text:p text:style-name="P8">In this paper I talk about two ways of proving equality. To avoid confusion I color one in <text:span text:style-name="T10">orange</text:span> and the other in <text:span text:style-name="T11">blue</text:span>.</text:p>
      <text:p text:style-name="P3"/>
      <text:p text:style-name="P3">When proving equality between two kinds of types, the common way is to define two functions that when composed with each other gives the identity function:</text:p>
      <text:p text:style-name="P3"/>
      <text:p text:style-name="P3"><text:tab/><text:span text:style-name="T8">f</text:span> · <text:span text:style-name="T8">g</text:span> &lt;=&gt; id<text:span text:style-name="T5">B</text:span></text:p>
      <text:p text:style-name="P5"/>
      <text:p text:style-name="P5"><text:tab/><text:span text:style-name="T9">f</text:span><text:span text:style-name="T1"> : A → B</text:span></text:p>
      <text:p text:style-name="P5"><text:tab/><text:span text:style-name="T9">g</text:span><text:span text:style-name="T1"> : B → A</text:span></text:p>
      <text:p text:style-name="P5"/>
      <text:p text:style-name="P3">Isomorphism <text:span text:style-name="T6">means every object in one type corresponds to an object in the other type, and </text:span>is defined as two equations:</text:p>
      <text:p text:style-name="P3"/>
      <text:p text:style-name="P3"><text:tab/><text:span text:style-name="T8">f</text:span> · <text:span text:style-name="T8">g</text:span> &lt;=&gt; id<text:span text:style-name="T3">B</text:span></text:p>
      <text:p text:style-name="P3"><text:tab/><text:span text:style-name="T8">g</text:span> · <text:span text:style-name="T8">f</text:span> &lt;=&gt; id<text:span text:style-name="T3">A</text:span></text:p>
      <text:p text:style-name="P3"/>
      <text:p text:style-name="P7">In the definition above, `<text:span text:style-name="T8">g</text:span>` can be written `<text:span text:style-name="T8">f</text:span><text:span text:style-name="T2">-1</text:span>`. Normally, this is how we think about inverse functions.</text:p>
      <text:p text:style-name="P3"/>
      <text:p text:style-name="P7">It turns out that there is another way of thinking about inverse functions. Instead of proving equality <text:span text:style-name="T7">of two types `A` and `B` in terms of each other, one can start with the identity function of a third type `C` and then take the following path:</text:span></text:p>
      <text:p text:style-name="P3"/>
      <text:p text:style-name="P4"><text:tab/><text:span text:style-name="T1">id</text:span><text:span text:style-name="T4">C</text:span><text:span text:style-name="T1">[</text:span><text:span text:style-name="T12">f</text:span><text:span text:style-name="T1"> → </text:span><text:span text:style-name="T12">g</text:span><text:span text:style-name="T1">] &lt;=&gt; </text:span><text:span text:style-name="T12">g</text:span><text:span text:style-name="T1"> </text:span>· <text:span text:style-name="T12">f</text:span><text:span text:style-name="T14">-</text:span><text:span text:style-name="T15">1</text:span></text:p>
      <text:p text:style-name="P4"/>
      <text:p text:style-name="P4"><text:tab/><text:span text:style-name="T12">f</text:span><text:span text:style-name="T1"> : C → A</text:span></text:p>
      <text:p text:style-name="P4"><text:tab/><text:span text:style-name="T12">g</text:span><text:span text:style-name="T1"> : C → B</text:span></text:p>
      <text:p text:style-name="P4"/>
      <text:p text:style-name="P8">The type `C` behaves as a “witness” of the equality, and the existence of the path is the proof. The isomorphism is <text:span text:style-name="T13">proved by finding two paths:</text:span></text:p>
      <text:p text:style-name="P4"/>
      <text:p text:style-name="P6"><text:tab/><text:span text:style-name="T1">id</text:span><text:span text:style-name="T4">C</text:span><text:span text:style-name="T1">[</text:span><text:span text:style-name="T12">f</text:span><text:span text:style-name="T1"> → </text:span><text:span text:style-name="T12">g</text:span><text:span text:style-name="T1">] : A → B</text:span></text:p>
      <text:p text:style-name="P6"><text:tab/><text:span text:style-name="T1">id</text:span><text:span text:style-name="T4">C</text:span><text:span text:style-name="T1">[</text:span><text:span text:style-name="T12">g</text:span><text:span text:style-name="T1"> → </text:span><text:span text:style-name="T12">f</text:span><text:span text:style-name="T1">] : B → A</text:span></text:p>
      <text:p text:style-name="P6"/>
      <text:p text:style-name="P10">Notice that the type of these paths corresponds to the types of `<text:span text:style-name="T8">f</text:span>` and `<text:span text:style-name="T8">g</text:span>`. Under the strict notion of inverse functions, they are logically equivalent.</text:p>
      <text:p text:style-name="P10"/>
      <text:p text:style-name="P10"><text:span text:style-name="T16">The benefit of the second way of proving equality is generalization. </text:span>By <text:span text:style-name="T16">generalizing</text:span> the concept of inverse functions in various ways, one can derive learning algorithms for isomorphis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7:59:25.201312000</meta:creation-date>
    <dc:date>2017-10-09T17:09:37.441536000</dc:date>
    <meta:editing-duration>PT15M47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0" meta:word-count="282" meta:character-count="1432" meta:non-whitespace-character-count="1160"/>
  </office:meta>
</office:document-meta>
</file>